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officeooo:rsid="0014d829" officeooo:paragraph-rsid="0014d829"/>
    </style:style>
    <style:style style:name="P2" style:family="paragraph" style:parent-style-name="Text_20_body">
      <style:text-properties fo:font-size="14pt" style:text-underline-style="none" officeooo:rsid="0014d829" officeooo:paragraph-rsid="0014d829" style:font-size-asian="12.25pt" style:font-size-complex="14pt"/>
    </style:style>
    <style:style style:name="P3" style:family="paragraph" style:parent-style-name="Text_20_body">
      <style:text-properties fo:font-size="14pt" style:text-underline-style="none" officeooo:rsid="0015ca49" officeooo:paragraph-rsid="0015ca49" style:font-size-asian="12.25pt" style:font-size-complex="14pt"/>
    </style:style>
    <style:style style:name="P4" style:family="paragraph" style:parent-style-name="Text_20_body">
      <style:text-properties fo:font-size="14pt" style:text-underline-style="none" officeooo:rsid="0015f86c" officeooo:paragraph-rsid="0015f86c" style:font-size-asian="12.25pt" style:font-size-complex="14pt"/>
    </style:style>
    <style:style style:name="P5" style:family="paragraph" style:parent-style-name="Text_20_body">
      <style:text-properties fo:font-size="14pt" style:text-underline-style="none" officeooo:rsid="0016afc7" officeooo:paragraph-rsid="0016afc7" style:font-size-asian="12.25pt" style:font-size-complex="14pt"/>
    </style:style>
    <style:style style:name="P6" style:family="paragraph" style:parent-style-name="Text_20_body">
      <style:text-properties fo:font-size="16pt" style:text-underline-style="solid" style:text-underline-width="auto" style:text-underline-color="font-color" officeooo:rsid="0014d829" officeooo:paragraph-rsid="0014d829" style:font-size-asian="14pt" style:font-size-complex="16pt"/>
    </style:style>
    <style:style style:name="P7" style:family="paragraph" style:parent-style-name="Text_20_body">
      <style:text-properties fo:font-size="16pt" style:text-underline-style="solid" style:text-underline-width="auto" style:text-underline-color="font-color" officeooo:rsid="0015ca49" officeooo:paragraph-rsid="0015ca49" style:font-size-asian="14pt" style:font-size-complex="16pt"/>
    </style:style>
    <style:style style:name="P8" style:family="paragraph" style:parent-style-name="Text_20_body">
      <style:text-properties fo:font-size="16pt" style:text-underline-style="solid" style:text-underline-width="auto" style:text-underline-color="font-color" officeooo:rsid="0016afc7" officeooo:paragraph-rsid="0016afc7" style:font-size-asian="14pt" style:font-size-complex="16pt"/>
    </style:style>
    <style:style style:name="P9" style:family="paragraph" style:parent-style-name="Text_20_body">
      <style:text-properties fo:font-size="16pt" style:text-underline-style="none" officeooo:rsid="0015ca49" officeooo:paragraph-rsid="0015ca49" style:font-size-asian="14pt" style:font-size-complex="16pt"/>
    </style:style>
    <style:style style:name="P10" style:family="paragraph" style:parent-style-name="Title">
      <style:text-properties style:text-underline-style="solid" style:text-underline-width="auto" style:text-underline-color="font-color" officeooo:rsid="0014d829" officeooo:paragraph-rsid="0014d829"/>
    </style:style>
    <style:style style:name="T1" style:family="text">
      <style:text-properties officeooo:rsid="0015f8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AY-1</text:p>
      <text:p text:style-name="P1"/>
      <text:p text:style-name="P6">COMPONENTS OF A CHIP</text:p>
      <text:p text:style-name="P2">Chips have varios important components such as pads, die, core etc.</text:p>
      <text:p text:style-name="P2">We will be talking about 3 of those components:-</text:p>
      <text:p text:style-name="P2">1. pads- they are like doors as they let signal go from inside the chip to the outside and vice-versa.</text:p>
      <text:p text:style-name="P2">2. core- the core of the chip is where all the digital logic sits such as the AND Gates and the OR Gates.</text:p>
      <text:p text:style-name="P2">3. die- the die basicly the size of the entire chip.</text:p>
      <text:p text:style-name="P7">RTL TO GDSII FLOW</text:p>
      <text:p text:style-name="P3">There are 6 steps in the RTL to GDSII flow which are:-</text:p>
      <text:p text:style-name="P3">1. Synthesis</text:p>
      <text:p text:style-name="P3">2. Floor/Power planning</text:p>
      <text:p text:style-name="P3">3. Placement</text:p>
      <text:p text:style-name="P3">4. Clock Tree Synthesis(CTS)</text:p>
      <text:p text:style-name="P3">5. Routing</text:p>
      <text:p text:style-name="P3">6. Sign Off</text:p>
      <text:p text:style-name="P7">OPENLANE</text:p>
      <text:p text:style-name="P3">To execute the above steps we need EDA Tools but they are not accessible to all. This is why need open source EDA Tools but there are certain problems that arise such as:-</text:p>
      <text:p text:style-name="P3">1. Tools Qualification</text:p>
      <text:p text:style-name="P3">2. Tools Calibration</text:p>
      <text:p text:style-name="P3">3. Missing Tools</text:p>
      <text:p text:style-name="P3">This is where Openlane comes into picture. Openlane <text:span text:style-name="T1">was release recently and it has open source EDA Tools. It comes with a APACHE version 2.0 lisence.</text:span></text:p>
      <text:p text:style-name="P8">LABS</text:p>
      <text:p text:style-name="P5">The first lab assignmets are about running the synthesis in openlane which is the first step in the RTA to GDSII flow</text:p>
      <text:p text:style-name="P4"><text:soft-page-break/></text:p>
      <text:p text:style-name="P3"/>
      <text:p text:style-name="P3"/>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30T13:36:33.122355874</meta:creation-date>
    <dc:date>2025-01-30T14:05:25.241164322</dc:date>
    <meta:editing-duration>PT7M50S</meta:editing-duration>
    <meta:editing-cycles>2</meta:editing-cycles>
    <meta:generator>LibreOffice/6.0.7.3$Linux_X86_64 LibreOffice_project/00m0$Build-3</meta:generator>
    <meta:document-statistic meta:table-count="0" meta:image-count="0" meta:object-count="0" meta:page-count="2" meta:paragraph-count="23" meta:word-count="203" meta:character-count="1074" meta:non-whitespace-character-count="894"/>
  </office:meta>
</office:document-meta>
</file>